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21.023cm" fo:min-width="27.123cm"/>
    </style:style>
    <style:style style:name="gr2" style:family="graphic" style:parent-style-name="standard">
      <style:graphic-properties draw:textarea-horizontal-align="justify" draw:textarea-vertical-align="middle" draw:auto-grow-height="false" fo:min-height="18.8cm" fo:min-width="2.99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2.6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513cm" fo:min-width="16.32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9.592cm" fo:min-width="4.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  <style:paragraph-properties style:writing-mode="lr-tb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7.623cm" svg:height="21.273cm" svg:x="0.999cm" svg:y="1.3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493cm" svg:height="19.05cm" svg:x="1.951cm" svg:y="2.27cm">
            <text:p text:style-name="P2">J1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493cm" svg:height="19.05cm" svg:x="23.858cm" svg:y="2.27cm">
            <text:p text:style-name="P2">J2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175cm" svg:height="3.175cm" svg:x="13.064cm" svg:y="1.952cm">
            <text:p text:style-name="P2">MAZO COMUN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6.828cm" svg:height="4.763cm" svg:x="6.396cm" svg:y="17.192cm">
            <text:p text:style-name="P2">DESCARTADAS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8cm" svg:height="9.842cm" svg:x="12.111cm" svg:y="6.715cm">
            <text:p text:style-name="P2">COMUNES</text:p>
            <draw:enhanced-geometry svg:viewBox="0 0 21600 21600" draw:type="rectangle" draw:enhanced-path="M 0 0 L 21600 0 21600 21600 0 21600 0 0 Z N"/>
          </draw:custom-shape>
        </draw:g>
        <draw:frame draw:style-name="gr6" draw:text-style-name="P4" draw:layer="layout" svg:width="12.923cm" svg:height="23.714cm" svg:x="28.94cm" svg:y="1.317cm">
          <draw:text-box>
            <text:p>Diferencias:</text:p>
            <text:p/>
            <text:p>MAZO COMUN:</text:p>
            <text:p text:style-name="P3">S&amp;M: tiene 3 mazos y se juega con 104 cartas (2 mazos completos)</text:p>
            <text:p text:style-name="P3">JB, Memory: NO tiene</text:p>
            <text:p text:style-name="P3">Escoba: NO es visible</text:p>
            <text:p text:style-name="P3"/>
            <text:p text:style-name="P3">COMUNES:</text:p>
            <text:p>21, Panjpar: NO TIENE</text:p>
            <text:p>Panjpar: la carta “trump” determina el palo principal pero no juega hasta el final.</text:p>
            <text:p text:style-name="P3"/>
            <text:p>DESCARTADAS:</text:p>
            <text:p><text:span text:style-name="T1">Porrazo, Gin-Rummy: la última </text:span>puede</text:p>
            <text:p>reutilizarse</text:p>
            <text:p>Oceans Eleven: ninguna puede reutilizarse</text:p>
            <text:p>21, Panjpar, Memory: no tiene</text:p>
            <text:p>S&amp;M: se divide para cada jugador</text:p>
            <text:p>Jhyap: solo una por turno se puede reutilizar</text:p>
            <text:p>En algunos juegos podría no mostrarse.</text:p>
            <text:p>En otros como Gin-Rummy siempre están descubiertas.</text:p>
            <text:p/>
            <text:p>MANO de J1 y J2:</text:p>
            <text:p>Escoba: admite cartas capturadas con las que le jugador no puede jugar pero sí le sirven al final para ganar puntos.</text:p>
            <text:p>Memory: no tiene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12T09:42:05.758000000</meta:creation-date>
    <dc:date>2022-07-12T14:10:24.229000000</dc:date>
    <meta:editing-duration>PT1H59M59S</meta:editing-duration>
    <meta:editing-cycles>9</meta:editing-cycles>
    <meta:generator>LibreOffice/7.3.1.3$Windows_X86_64 LibreOffice_project/a69ca51ded25f3eefd52d7bf9a5fad8c90b87951</meta:generator>
    <meta:document-statistic meta:object-count="8"/>
  </office:meta>
</office:document-meta>
</file>